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'OpenGost Type B TT'" style:name="OpenGost Type B TT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ohit Hindi'" style:font-family-generic="system" style:name="Lohit Hindi" style:font-pitch="variable"/>
  </office:font-face-decls>
  <office:automatic-styles>
    <style:style style:family="table-column" style:name="co1">
      <style:table-column-properties fo:break-before="auto" style:column-width="8.01mm"/>
    </style:style>
    <style:style style:family="table-column" style:name="co2">
      <style:table-column-properties fo:break-before="auto" style:column-width="4.99mm"/>
    </style:style>
    <style:style style:family="table-column" style:name="co3">
      <style:table-column-properties fo:break-before="auto" style:column-width="7mm"/>
    </style:style>
    <style:style style:family="table-column" style:name="co4">
      <style:table-column-properties fo:break-before="auto" style:column-width="10mm"/>
    </style:style>
    <style:style style:family="table-column" style:name="co5">
      <style:table-column-properties fo:break-before="auto" style:column-width="3mm"/>
    </style:style>
    <style:style style:family="table-column" style:name="co6">
      <style:table-column-properties fo:break-before="auto" style:column-width="20mm"/>
    </style:style>
    <style:style style:family="table-column" style:name="co20">
      <style:table-column-properties fo:break-before="auto" style:column-width="14.99mm"/>
    </style:style>
    <style:style style:family="table-column" style:name="co21">
      <style:table-column-properties fo:break-before="auto" style:column-width="65mm"/>
    </style:style>
    <style:style style:family="table-column" style:name="co9">
      <style:table-column-properties fo:break-before="auto" style:column-width="22.58mm"/>
    </style:style>
    <style:style style:family="table-column" style:name="co25">
      <style:table-column-properties fo:break-before="auto" style:column-width="35mm"/>
    </style:style>
    <style:style style:family="table-row" style:name="ro1">
      <style:table-row-properties fo:break-before="auto" style:use-optimal-row-height="false" style:row-height="4.9mm"/>
    </style:style>
    <style:style style:family="table-row" style:name="ro19">
      <style:table-row-properties fo:break-before="auto" style:use-optimal-row-height="false" style:row-height="14.99mm"/>
    </style:style>
    <style:style style:family="table-row" style:name="ro3">
      <style:table-row-properties fo:break-before="auto" style:use-optimal-row-height="false" style:row-height="8.01mm"/>
    </style:style>
    <style:style style:family="table-row" style:name="ro20">
      <style:table-row-properties fo:break-before="auto" style:use-optimal-row-height="false" style:row-height="6.99mm"/>
    </style:style>
    <style:style style:family="table-row" style:name="ro5">
      <style:table-row-properties fo:break-before="auto" style:use-optimal-row-height="false" style:row-height="1.01mm"/>
    </style:style>
    <style:style style:family="table-row" style:name="ro6">
      <style:table-row-properties fo:break-before="auto" style:use-optimal-row-height="false" style:row-height="1.99mm"/>
    </style:style>
    <style:style style:family="table-row" style:name="ro7">
      <style:table-row-properties fo:break-before="auto" style:use-optimal-row-height="false" style:row-height="6mm"/>
    </style:style>
    <style:style style:family="table-row" style:name="ro8">
      <style:table-row-properties fo:break-before="auto" style:use-optimal-row-height="false" style:row-height="3mm"/>
    </style:style>
    <style:style style:family="table-row" style:name="ro9">
      <style:table-row-properties fo:break-before="auto" style:use-optimal-row-height="false" style:row-height="4.99mm"/>
    </style:style>
    <style:style style:family="table-row" style:name="ro21">
      <style:table-row-properties fo:break-before="auto" style:use-optimal-row-height="false" style:row-height="4mm"/>
    </style:style>
    <style:style style:family="table-row" style:name="ro11">
      <style:table-row-properties fo:break-before="auto" style:use-optimal-row-height="false" style:row-height="4.52mm"/>
    </style:style>
    <style:style style:family="table-row" style:name="ro12">
      <style:table-row-properties fo:break-before="auto" style:use-optimal-row-height="false" style:row-height="7mm"/>
    </style:style>
    <style:style style:family="table-row" style:name="ro13">
      <style:table-row-properties fo:break-before="auto" style:use-optimal-row-height="false" style:row-height="9mm"/>
    </style:style>
    <style:style style:family="table" style:name="ta1" style:master-page-name="Default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135">
      <style:table-cell-properties fo:border="none"/>
      <style:text-properties style:font-name="OpenGost Type B TT"/>
    </style:style>
    <style:style style:family="table-cell" style:parent-style-name="Default" style:name="ce136">
      <style:table-cell-properties fo:border="none"/>
    </style:style>
    <style:style style:family="table-cell" style:parent-style-name="Default" style:name="ce143">
      <style:text-properties style:font-name="OpenGost Type B TT"/>
    </style:style>
    <style:style style:family="table-cell" style:parent-style-name="Default" style:name="ce144">
      <style:table-cell-properties fo:padding="0mm" style:text-align-source="fix" fo:border="none" style:repeat-content="false" style:vertical-align="middl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45">
      <style:table-cell-properties style:vertical-align="middle" style:repeat-content="false" style:text-align-source="fix" fo:border="none" style:rotation-angle="90"/>
      <style:paragraph-properties fo:text-align="center"/>
      <style:text-properties style:font-name="OpenGost Type B TT"/>
    </style:style>
    <style:style style:family="table-cell" style:parent-style-name="Default" style:name="ce149">
      <style:table-cell-properties style:vertical-align="middle" style:repeat-content="false" style:text-align-source="fix" style:rotation-angle="90" fo:padding="0mm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50">
      <style:table-cell-properties fo:padding="0mm" style:text-align-source="fix" fo:border="1.3pt solid #000000" style:repeat-content="false" style:vertical-align="middl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1">
      <style:table-cell-properties style:vertical-align="middle" style:repeat-content="false" style:text-align-source="fix" fo:border="none" style:rotation-angle="9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2">
      <style:table-cell-properties fo:padding="0.35mm" style:text-align-source="fix" fo:border="1.3pt solid #000000" style:repeat-content="false" fo:wrap-option="no-wrap" style:vertical-align="middle"/>
      <style:paragraph-properties fo:margin-left="0mm" fo:text-align="center"/>
      <style:text-properties fo:hyphenate="true" style:font-name="OpenGost Type B TT" style:font-size-complex="14pt" style:font-size-asian="14pt" style:font-style-complex="italic" fo:font-style="regular" fo:font-size="14pt" style:font-style-asian="italic"/>
    </style:style>
    <style:style style:data-style-name="N100" style:family="table-cell" style:parent-style-name="Default" style:name="ce163">
      <style:table-cell-properties fo:border-right="1.3pt solid #000000" style:text-align-source="fix" fo:border-top="1.3pt solid #000000" fo:padding-left="1.01mm" style:repeat-content="false" fo:border-left="1.3pt solid #000000" fo:border-bottom="0.65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64">
      <style:table-cell-properties fo:border-right="1.3pt solid #000000" style:text-align-source="fix" fo:border-top="0.65pt solid #000000" fo:padding-left="1.01mm" style:repeat-content="false" fo:border-left="1.3pt solid #000000" fo:border-bottom="0.65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65">
      <style:table-cell-properties fo:border-right="1.3pt solid #000000" style:text-align-source="fix" fo:border-top="0.65pt solid #000000" fo:padding-left="1.01mm" style:repeat-content="false" fo:border-left="1.3pt solid #000000" fo:border-bottom="1.3pt solid #000000" style:shrink-to-fit="true" style:vertical-align="middle" fo:padding-right="1.01mm" fo:padding-bottom="0mm" fo:padding-top="0mm"/>
      <style:paragraph-properties fo:margin-left="0mm" fo:text-align="start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66">
      <style:table-cell-properties fo:border-left="1.3pt solid #000000" fo:border-bottom="0.65pt solid #000000" fo:border-right="1.3pt solid #000000" fo:border-top="1.3pt solid #000000"/>
      <style:text-properties style:font-size-asian="12pt" fo:font-size="12pt" style:font-name="OpenGost Type B TT" style:font-size-complex="12pt"/>
    </style:style>
    <style:style style:family="table-cell" style:parent-style-name="Default" style:name="ce167">
      <style:table-cell-properties fo:border-left="1.3pt solid #000000" fo:border-bottom="1.3pt solid #000000" fo:border-right="1.3pt solid #000000" fo:border-top="0.65pt solid #000000"/>
      <style:text-properties style:font-size-asian="12pt" fo:font-size="12pt" style:font-name="OpenGost Type B TT" style:font-size-complex="12pt"/>
    </style:style>
    <style:style style:family="table-cell" style:parent-style-name="Default" style:name="ce168">
      <style:table-cell-properties style:vertical-align="middle" fo:padding="0mm" style:text-align-source="fix" fo:border="1.3pt solid #000000" style:repeat-content="false"/>
      <style:paragraph-properties fo:margin-left="0mm"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69">
      <style:table-cell-properties fo:padding="1.01mm" fo:border-left="1.3pt solid #000000" style:text-align-source="fix" fo:border-top="1.3pt solid #000000" style:repeat-content="false" fo:border-right="1.3pt solid #000000" fo:border-bottom="0.65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0">
      <style:table-cell-properties fo:padding="1.01mm" fo:border-left="1.3pt solid #000000" style:text-align-source="fix" fo:border-top="0.65pt solid #000000" style:repeat-content="false" fo:border-right="1.3pt solid #000000" fo:border-bottom="0.65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1">
      <style:table-cell-properties fo:border-right="1.3pt solid #000000" style:text-align-source="fix" fo:border-top="0.65pt solid #000000" fo:padding-left="1.02mm" style:repeat-content="false" fo:border-left="1.3pt solid #000000" fo:border-bottom="0.65pt solid #000000" style:vertical-align="middle" fo:padding-right="0mm" fo:padding-bottom="1.02mm" fo:padding-top="1.02mm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2">
      <style:table-cell-properties fo:padding="1.01mm" fo:border-left="1.3pt solid #000000" style:text-align-source="fix" fo:border-top="0.65pt solid #000000" style:repeat-content="false" fo:border-right="1.3pt solid #000000" fo:border-bottom="1.3pt solid #000000" style:vertical-align="middle"/>
      <style:paragraph-properties fo:margin-left="0mm"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3">
      <style:table-cell-properties style:vertical-align="middle" style:repeat-content="false" style:text-align-source="fix" fo:border="1.3pt solid #000000" fo:wrap-option="no-wrap"/>
      <style:paragraph-properties fo:margin-left="0mm" fo:text-align="center"/>
      <style:text-properties fo:hyphenate="false" style:font-name="OpenGost Type B TT" style:font-size-complex="14pt" style:font-size-asian="14pt" style:font-style-complex="italic" fo:font-style="regular" fo:font-size="14pt" style:font-style-asian="italic"/>
    </style:style>
    <style:style style:family="table-cell" style:parent-style-name="Default" style:name="ce174">
      <style:table-cell-properties fo:border-left="1.3pt solid #000000" style:text-align-source="fix" fo:border-top="1.3pt solid #000000" style:repeat-content="false" fo:border-right="1.3pt solid #000000" style:vertical-align="middle" fo:border-bottom="0.65pt solid #000000"/>
      <style:paragraph-properties fo:text-align="center"/>
      <style:text-properties style:font-size-asian="12pt" fo:font-size="12pt" style:font-name="OpenGost Type B TT" style:font-size-complex="12pt"/>
    </style:style>
    <style:style style:family="table-cell" style:parent-style-name="Default" style:name="ce175">
      <style:table-cell-properties fo:border-left="1.3pt solid #000000" style:text-align-source="fix" fo:border-top="0.65pt solid #000000" style:repeat-content="false" fo:border-right="1.3pt solid #000000" style:vertical-align="middle" fo:border-bottom="1.3pt solid #000000"/>
      <style:paragraph-properties fo:text-align="center"/>
      <style:text-properties style:font-size-asian="12pt" fo:font-size="12pt" style:font-name="OpenGost Type B TT" style:font-size-complex="12pt"/>
    </style:style>
    <style:style style:family="table-cell" style:parent-style-name="Default" style:name="ce176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7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8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79">
      <style:table-cell-properties fo:border-left="1.3pt solid #000000" fo:border-bottom="0.65pt solid #000000" fo:border-right="1.3pt solid #000000" fo:border-top="0.65pt solid #000000"/>
      <style:text-properties style:font-size-asian="12pt" fo:font-size="12pt" style:font-name="OpenGost Type B TT" style:font-size-complex="12pt"/>
    </style:style>
    <style:style style:family="table-cell" style:parent-style-name="Default" style:name="ce180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24pt" style:font-size-asian="24pt" style:font-style-complex="italic" fo:font-size="24pt" style:font-style-asian="italic"/>
    </style:style>
    <style:style style:family="table-cell" style:parent-style-name="Default" style:name="ce181">
      <style:table-cell-properties style:vertical-align="middle" style:repeat-content="false" style:text-align-source="fix" fo:border="1.3pt solid #000000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2">
      <style:table-cell-properties style:vertical-align="middle" style:repeat-content="false" style:text-align-source="fix" fo:border="1.3pt solid #000000" fo:wrap-option="wrap"/>
      <style:paragraph-properties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83">
      <style:table-cell-properties style:text-align-source="fix" fo:border="none" fo:padding-left="7mm" style:repeat-content="false" fo:padding-bottom="0mm" style:vertical-align="middle" fo:padding-right="0mm" fo:padding-top="0mm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data-style-name="N100" style:family="table-cell" style:parent-style-name="Default" style:name="ce184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85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data-style-name="N100" style:family="table-cell" style:parent-style-name="Default" style:name="ce186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margin-left="0mm"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87">
      <style:table-cell-properties fo:border="none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8">
      <style:table-cell-properties fo:border-left="1.3pt solid #000000" style:text-align-source="fix" fo:border-top="1.3pt solid #000000" style:repeat-content="false" fo:border-right="0.65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89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4pt" style:font-size-asian="14pt" style:font-style-complex="italic" fo:font-size="14pt" style:font-style-asian="italic"/>
    </style:style>
    <style:style style:family="table-cell" style:parent-style-name="Default" style:name="ce190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91">
      <style:table-cell-properties fo:border-left="0.65pt solid #000000" style:text-align-source="fix" fo:border-top="1.3pt solid #000000" style:repeat-content="false" fo:border-right="0.65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192">
      <style:table-cell-properties fo:border-left="0.65pt solid #000000" style:text-align-source="fix" fo:border-top="1.3pt solid #000000" style:repeat-content="false" fo:border-right="1.3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6">
      <style:table-cell-properties fo:border-left="1.3pt solid #000000" style:text-align-source="fix" fo:border-top="1.3pt solid #000000" style:repeat-content="false" fo:border-right="1.3pt solid #000000" fo:border-bottom="0.65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7">
      <style:table-cell-properties fo:border-left="1.3pt solid #000000" style:text-align-source="fix" fo:border-top="0.65pt solid #000000" style:repeat-content="false" fo:border-right="1.3pt solid #000000" fo:border-bottom="0.65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8">
      <style:table-cell-properties fo:border-left="1.3pt solid #000000" style:text-align-source="fix" fo:border-top="0.65pt solid #000000" style:repeat-content="false" fo:border-right="1.3pt solid #000000" fo:border-bottom="1.3pt solid #000000" style:shrink-to-fit="true" style:vertical-align="middle"/>
      <style:paragraph-properties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09">
      <style:table-cell-properties fo:padding="0mm" style:text-align-source="fix" fo:border="1.3pt solid #000000" style:repeat-content="false" style:shrink-to-fit="true" style:vertical-align="middle"/>
      <style:paragraph-properties fo:margin-left="0mm" fo:text-align="center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10">
      <style:table-cell-properties fo:padding-right="1.01mm" fo:padding-left="1.01mm" style:repeat-content="false" fo:padding-bottom="0mm" style:shrink-to-fit="true" style:text-align-source="fix" fo:padding-top="0mm"/>
      <style:paragraph-properties fo:margin-left="0mm" fo:text-align="start"/>
      <style:text-properties style:font-name="OpenGost Type B TT"/>
    </style:style>
    <style:style style:family="table-cell" style:parent-style-name="Default" style:name="ce211">
      <style:table-cell-properties style:vertical-align="middle" style:repeat-content="false" style:text-align-source="fix" fo:border="none"/>
      <style:paragraph-properties fo:text-align="center"/>
      <style:text-properties style:font-name="OpenGost Type B TT"/>
    </style:style>
    <style:style style:family="table-cell" style:parent-style-name="Default" style:name="ce212">
      <style:table-cell-properties style:vertical-align="middle" fo:padding="0mm" style:text-align-source="fix" fo:border="none" style:repeat-content="false"/>
      <style:paragraph-properties fo:text-align="start"/>
      <style:text-properties fo:font-style="regular" style:font-name="OpenGost Type B TT" style:font-size-complex="12pt" style:font-size-asian="12pt" style:font-style-complex="italic" fo:font-size="12pt" style:font-style-asian="italic"/>
    </style:style>
    <style:style style:family="table-cell" style:parent-style-name="Default" style:name="ce213">
      <style:table-cell-properties style:vertical-align="middle" style:shrink-to-fit="true" style:text-align-source="fix" fo:border="1.3pt solid #000000" style:repeat-content="false"/>
      <style:paragraph-properties fo:text-align="center"/>
      <style:text-properties fo:font-style="regular" style:font-name="OpenGost Type B TT" style:font-size-complex="12pt" style:font-size-asian="12pt" style:font-style-complex="italic" style:font-name-complex="Lohit Hindi" fo:font-size="12pt" style:font-style-asian="italic" style:font-name-asian="DejaVu Sans"/>
    </style:style>
    <style:style style:family="text" style:name="T3">
      <style:text-properties style:font-size-asian="14pt" fo:font-size="14pt" style:font-size-complex="14pt"/>
    </style:style>
  </office:automatic-styles>
  <office:body>
    <office:spreadsheet>
      <table:table table:style-name="ta1" table:name="стр. 1">
        <office:forms form:apply-design-mode="false" form:automatic-focus="false"/>
        <table:table-column table:style-name="co1" table:default-cell-style-name="ce143"/>
        <table:table-column table:style-name="co2" table:default-cell-style-name="ce143"/>
        <table:table-column table:style-name="co3" table:default-cell-style-name="ce143" table:number-columns-repeated="2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2" table:default-cell-style-name="ce143" table:number-columns-repeated="4"/>
        <table:table-column table:style-name="co20" table:default-cell-style-name="ce143"/>
        <table:table-column table:style-name="co6" table:default-cell-style-name="ce143"/>
        <table:table-column table:style-name="co2" table:default-cell-style-name="ce143"/>
        <table:table-column table:style-name="co9" table:default-cell-style-name="ce143" table:number-columns-repeated="1007"/>
        <table:table-row table:style-name="ro1">
          <table:table-cell table:style-name="ce135" table:number-columns-repeated="17"/>
          <table:table-cell table:number-columns-repeated="1007"/>
        </table:table-row>
        <table:table-row table:style-name="ro19">
          <table:table-cell table:style-name="ce135"/>
          <table:table-cell table:style-name="ce144"/>
          <table:table-cell table:style-name="ce161"/>
          <table:table-cell ns41:value-type="string" table:number-rows-spanned="1" table:style-name="ce162" table:number-columns-spanned="3" office:value-type="string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style-name="ce173" table:number-columns-repeated="2"/>
          <table:table-cell ns41:value-type="string" table:number-rows-spanned="1" table:style-name="ce173" table:number-columns-spanned="4" office:value-type="string">
            <text:p>Наименование</text:p>
          </table:table-cell>
          <table:covered-table-cell table:style-name="ce173" table:number-columns-repeated="3"/>
          <table:table-cell ns41:value-type="string" table:number-rows-spanned="1" table:style-name="ce173" table:number-columns-spanned="2" office:value-type="string">
            <text:p>Кол.</text:p>
          </table:table-cell>
          <table:covered-table-cell table:style-name="ce173"/>
          <table:table-cell ns41:value-type="string" table:number-rows-spanned="1" table:style-name="ce173" table:number-columns-spanned="4" office:value-type="string">
            <text:p>Примечание</text:p>
          </table:table-cell>
          <table:covered-table-cell table:style-name="ce173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3" table:number-columns-spanned="3" office:value-type="string">
            <text:p>A1</text:p>
          </table:table-cell>
          <table:covered-table-cell table:style-name="ce163" table:number-columns-repeated="2"/>
          <table:table-cell ns41:value-type="string" table:number-rows-spanned="1" table:style-name="ce163" table:number-columns-spanned="4" office:value-type="string">
            <text:p>Arduino_Nano_v3.x</text:p>
          </table:table-cell>
          <table:covered-table-cell table:style-name="ce163" table:number-columns-repeated="3"/>
          <table:table-cell ns41:value-type="string" table:number-rows-spanned="1" table:style-name="ce184" table:number-columns-spanned="2" office:value-type="string">
            <text:p>1</text:p>
          </table:table-cell>
          <table:covered-table-cell table:style-name="ce184"/>
          <table:table-cell ns41:value-type="string" table:number-rows-spanned="1" table:style-name="ce163" table:number-columns-spanned="4" office:value-type="string">
            <text:p/>
          </table:table-cell>
          <table:covered-table-cell table:style-name="ce163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C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47 мкФ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C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0 мкФ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 table:number-columns-repeated="3"/>
          <table:table-cell ns41:value-type="string" table:number-rows-spanned="1" table:style-name="ce164" table:number-columns-spanned="3" office:value-type="string">
            <text:p>D1-D5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LED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5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D6, D7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N4007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1, J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3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5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4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Screw_Terminal_01x02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5, J6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2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7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5" table:number-columns-repeated="2"/>
          <table:table-cell ns41:value-type="string" table:number-rows-spanned="1" table:style-name="ce164" table:number-columns-spanned="3" office:value-type="string">
            <text:p>J8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Screw_Terminal_01x02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ns41:value-type="string" table:number-rows-spanned="1" table:style-name="ce164" table:number-columns-spanned="3" office:value-type="string">
            <text:p>J9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3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0">
          <table:table-cell table:style-name="ce136"/>
          <table:table-cell table:style-name="Default" table:number-columns-repeated="2"/>
          <table:table-cell ns41:value-type="string" table:number-rows-spanned="2" table:style-name="ce164" table:number-columns-spanned="3" office:value-type="string">
            <text:p>J10, J11</text:p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>Conn_01x04_Female</text:p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5">
          <table:table-cell table:style-name="ce135"/>
          <table:table-cell ns41:value-type="string" table:number-rows-spanned="6" table:style-name="ce150" table:number-columns-spanned="1" office:value-type="string">
            <text:p>Подп.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J1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02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J13, J14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Conn_01x15_Female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2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Q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PN2222A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ns41:value-type="string" table:number-rows-spanned="4" table:style-name="ce150" table:number-columns-spanned="1" office:value-type="string">
            <text:p>Инв. № дубл.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00 Ом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2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>R3-R7</text:p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>100 Ом</text:p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>5</text:p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4" table:style-name="ce150" table:number-columns-spanned="1" office:value-type="string">
            <text:p>Взам. инв. №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8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4.7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9-R1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0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3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1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2" office:value-type="string">
            <text:p/>
          </table:table-cell>
          <table:covered-table-cell table:style-name="ce185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21">
          <table:table-cell table:style-name="ce135"/>
          <table:table-cell ns41:value-type="string" table:number-rows-spanned="6" table:style-name="ce150" table:number-columns-spanned="1" office:value-type="string">
            <text:p>Подп. и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 table:number-columns-repeated="2"/>
          <table:covered-table-cell table:style-name="ce164" table:number-columns-repeated="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>RV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1K</text:p>
          </table:table-cell>
          <table:covered-table-cell table:style-name="ce164" table:number-columns-repeated="3"/>
          <table:table-cell ns41:value-type="string" table:number-rows-spanned="1" table:style-name="ce185" table:number-columns-spanned="2" office:value-type="string">
            <text:p>1</text:p>
          </table:table-cell>
          <table:covered-table-cell table:style-name="ce185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5" table:number-columns-spanned="3" office:value-type="string">
            <text:p/>
          </table:table-cell>
          <table:covered-table-cell table:style-name="ce165" table:number-columns-repeated="2"/>
          <table:table-cell ns41:value-type="string" table:number-rows-spanned="1" table:style-name="ce165" table:number-columns-spanned="4" office:value-type="string">
            <text:p/>
          </table:table-cell>
          <table:covered-table-cell table:style-name="ce165" table:number-columns-repeated="3"/>
          <table:table-cell ns41:value-type="string" table:number-rows-spanned="1" table:style-name="ce186" table:number-columns-spanned="2" office:value-type="string">
            <text:p/>
          </table:table-cell>
          <table:covered-table-cell table:style-name="ce186"/>
          <table:table-cell ns41:value-type="string" table:number-rows-spanned="1" table:style-name="ce165" table:number-columns-spanned="4" office:value-type="string">
            <text:p/>
          </table:table-cell>
          <table:covered-table-cell table:style-name="ce165" table:number-columns-repeated="3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166" table:number-columns-repeated="2"/>
          <table:table-cell table:number-rows-spanned="1" table:style-name="ce174" table:number-columns-spanned="2"/>
          <table:covered-table-cell table:style-name="ce166"/>
          <table:table-cell table:style-name="ce166" table:number-columns-repeated="2"/>
          <table:table-cell ns41:value-type="string" table:number-rows-spanned="3" table:style-name="ce180" table:number-columns-spanned="7" office:value-type="string">
            <text:p/>
          </table:table-cell>
          <table:covered-table-cell table:style-name="ce181" table:number-columns-repeated="6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167" table:number-columns-repeated="2"/>
          <table:table-cell table:number-rows-spanned="1" table:style-name="ce175" table:number-columns-spanned="2"/>
          <table:covered-table-cell table:style-name="ce167"/>
          <table:table-cell table:style-name="ce167" table:number-columns-repeated="2"/>
          <table:covered-table-cell table:style-name="ce181" table:number-columns-repeated="7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style-name="ce168" office:value-type="string">
            <text:p>Изм.</text:p>
          </table:table-cell>
          <table:table-cell ns41:value-type="string" table:style-name="ce168" office:value-type="string">
            <text:p>Лист</text:p>
          </table:table-cell>
          <table:table-cell ns41:value-type="string" table:number-rows-spanned="1" table:style-name="ce168" table:number-columns-spanned="2" office:value-type="string">
            <text:p>№ докум.</text:p>
          </table:table-cell>
          <table:covered-table-cell table:style-name="ce168"/>
          <table:table-cell ns41:value-type="string" table:style-name="ce168" office:value-type="string">
            <text:p>Подп.</text:p>
          </table:table-cell>
          <table:table-cell ns41:value-type="string" table:style-name="ce168" office:value-type="string">
            <text:p>Дата</text:p>
          </table:table-cell>
          <table:covered-table-cell table:style-name="ce181" table:number-columns-repeated="7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5" table:style-name="ce150" table:number-columns-spanned="1" office:value-type="string">
            <text:p>Инв. № подл.</text:p>
          </table:table-cell>
          <table:table-cell table:number-rows-spanned="5" table:style-name="ce150" table:number-columns-spanned="1"/>
          <table:table-cell ns41:value-type="string" table:number-rows-spanned="1" table:style-name="ce169" table:number-columns-spanned="2" office:value-type="string">
            <text:p>Разраб.</text:p>
          </table:table-cell>
          <table:covered-table-cell table:style-name="ce169"/>
          <table:table-cell ns41:value-type="string" table:number-rows-spanned="1" table:style-name="ce176" table:number-columns-spanned="2" office:value-type="string">
            <text:p/>
          </table:table-cell>
          <table:covered-table-cell table:style-name="ce176"/>
          <table:table-cell table:style-name="ce166" table:number-columns-repeated="2"/>
          <table:table-cell ns41:value-type="string" table:number-rows-spanned="5" table:style-name="ce182" table:number-columns-spanned="2" office:value-type="string">
            <text:p>Перечень элементов</text:p>
          </table:table-cell>
          <table:covered-table-cell table:style-name="ce181"/>
          <table:table-cell ns41:value-type="string" table:number-rows-spanned="1" table:style-name="ce181" table:number-columns-spanned="3" office:value-type="string">
            <text:p>Лит.</text:p>
          </table:table-cell>
          <table:covered-table-cell table:style-name="ce181" table:number-columns-repeated="2"/>
          <table:table-cell ns41:value-type="string" table:style-name="ce181" office:value-type="string">
            <text:p>Лист</text:p>
          </table:table-cell>
          <table:table-cell ns41:value-type="string" table:style-name="ce181" office:value-type="string">
            <text:p>Листов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0" table:number-columns-spanned="2" office:value-type="string">
            <text:p>Пров.</text:p>
          </table:table-cell>
          <table:covered-table-cell table:style-name="ce170"/>
          <table:table-cell ns41:value-type="string" table:number-rows-spanned="1" table:style-name="ce177" table:number-columns-spanned="2" office:value-type="string">
            <text:p/>
          </table:table-cell>
          <table:covered-table-cell table:style-name="ce177"/>
          <table:table-cell table:style-name="ce179" table:number-columns-repeated="2"/>
          <table:covered-table-cell table:style-name="ce181" table:number-columns-repeated="2"/>
          <table:table-cell table:style-name="ce188"/>
          <table:table-cell table:style-name="ce191"/>
          <table:table-cell table:style-name="ce192"/>
          <table:table-cell ns41:value-type="string" table:style-name="ce190" office:value-type="string">
            <text:p>1</text:p>
          </table:table-cell>
          <table:table-cell ns41:value-type="string" table:style-name="ce190" office:value-type="string">
            <text:p>2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number-rows-spanned="1" table:style-name="ce170" table:number-columns-spanned="2"/>
          <table:covered-table-cell table:style-name="ce170"/>
          <table:table-cell table:number-rows-spanned="1" table:style-name="ce177" table:number-columns-spanned="2"/>
          <table:covered-table-cell table:style-name="ce177"/>
          <table:table-cell table:style-name="ce179" table:number-columns-repeated="2"/>
          <table:covered-table-cell table:style-name="ce181" table:number-columns-repeated="2"/>
          <table:table-cell ns41:value-type="string" table:number-rows-spanned="3" table:style-name="ce189" table:number-columns-spanned="5" office:value-type="string">
            <text:p/>
          </table:table-cell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1" table:number-columns-spanned="2" office:value-type="string">
            <text:p>Н. контр.</text:p>
          </table:table-cell>
          <table:covered-table-cell table:style-name="ce170"/>
          <table:table-cell ns41:value-type="string" table:number-rows-spanned="1" table:style-name="ce177" table:number-columns-spanned="2" office:value-type="string">
            <text:p/>
          </table:table-cell>
          <table:covered-table-cell table:style-name="ce177"/>
          <table:table-cell table:style-name="ce179" table:number-columns-repeated="2"/>
          <table:covered-table-cell table:style-name="ce181" table:number-columns-repeated="2"/>
          <table:covered-table-cell table:style-name="ce190" table:number-columns-repeated="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number-rows-spanned="1" table:style-name="ce172" table:number-columns-spanned="2" office:value-type="string">
            <text:p>Утв.</text:p>
          </table:table-cell>
          <table:covered-table-cell table:style-name="ce172"/>
          <table:table-cell ns41:value-type="string" table:number-rows-spanned="1" table:style-name="ce178" table:number-columns-spanned="2" office:value-type="string">
            <text:p/>
          </table:table-cell>
          <table:covered-table-cell table:style-name="ce178"/>
          <table:table-cell table:style-name="ce167" table:number-columns-repeated="2"/>
          <table:covered-table-cell table:style-name="ce181" table:number-columns-repeated="2"/>
          <table:covered-table-cell table:style-name="ce190" table:number-columns-repeated="5"/>
          <table:table-cell table:style-name="ce135"/>
          <table:table-cell table:number-columns-repeated="1007"/>
        </table:table-row>
        <table:table-row table:style-name="ro9">
          <table:table-cell table:style-name="ce135" table:number-columns-repeated="9"/>
          <table:table-cell ns41:value-type="string" table:style-name="ce183" office:value-type="string">
            <text:p>Копировал</text:p>
          </table:table-cell>
          <table:table-cell table:style-name="ce187" table:number-columns-repeated="2"/>
          <table:table-cell ns41:value-type="string" table:style-name="ce187" office:value-type="string">
            <text:p>Формат А4</text:p>
          </table:table-cell>
          <table:table-cell table:style-name="Default"/>
          <table:table-cell table:style-name="ce187"/>
          <table:table-cell table:style-name="ce135" table:number-columns-repeated="2"/>
          <table:table-cell table:number-columns-repeated="1007"/>
        </table:table-row>
        <table:table-row table:style-name="ro9" table:number-rows-repeated="1048529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style-name="ta1" table:name="стр. 2">
        <office:forms form:apply-design-mode="false" form:automatic-focus="false"/>
        <table:table-column table:style-name="co1" table:default-cell-style-name="ce143"/>
        <table:table-column table:style-name="co2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5" table:default-cell-style-name="ce143"/>
        <table:table-column table:style-name="co6" table:default-cell-style-name="ce143"/>
        <table:table-column table:style-name="co20" table:default-cell-style-name="ce143"/>
        <table:table-column table:style-name="co4" table:default-cell-style-name="ce143"/>
        <table:table-column table:style-name="co21" table:default-cell-style-name="ce143"/>
        <table:table-column table:style-name="co4" table:default-cell-style-name="ce143"/>
        <table:table-column table:style-name="co25" table:default-cell-style-name="ce143"/>
        <table:table-column table:style-name="co4" table:default-cell-style-name="ce143"/>
        <table:table-column table:style-name="co2" table:default-cell-style-name="ce143"/>
        <table:table-column table:style-name="co9" table:number-columns-repeated="1007" table:default-cell-style-name="ce143"/>
        <table:table-row table:style-name="ro1">
          <table:table-cell table:style-name="ce136" table:number-columns-repeated="3"/>
          <table:table-cell table:style-name="ce135" table:number-columns-repeated="11"/>
          <table:table-cell table:number-columns-repeated="1007"/>
        </table:table-row>
        <table:table-row table:style-name="ro19">
          <table:table-cell table:style-name="ce136"/>
          <table:table-cell table:style-name="Default" table:number-columns-repeated="2"/>
          <table:table-cell ns41:value-type="string" table:number-rows-spanned="1" table:style-name="ce173" table:number-columns-spanned="3" office:value-type="string">
            <text:p>Поз.</text:p>
            <text:p>обозначе-</text:p>
            <text:p>ние</text:p>
          </table:table-cell>
          <table:covered-table-cell table:style-name="ce173" table:number-columns-repeated="2"/>
          <table:table-cell ns41:value-type="string" table:number-rows-spanned="1" table:style-name="ce173" table:number-columns-spanned="4" office:value-type="string">
            <text:p>Наименование</text:p>
          </table:table-cell>
          <table:covered-table-cell table:style-name="ce173" table:number-columns-repeated="3"/>
          <table:table-cell ns41:value-type="string" table:style-name="ce173" office:value-type="string">
            <text:p>Кол.</text:p>
          </table:table-cell>
          <table:table-cell ns41:value-type="string" table:number-rows-spanned="1" table:style-name="ce173" table:number-columns-spanned="2" office:value-type="string">
            <text:p>Примечание</text:p>
          </table:table-cell>
          <table:covered-table-cell table:style-name="ce173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3" table:number-columns-spanned="3" office:value-type="string">
            <text:p>SW1-SW6</text:p>
          </table:table-cell>
          <table:covered-table-cell table:style-name="ce163" table:number-columns-repeated="2"/>
          <table:table-cell ns41:value-type="string" table:number-rows-spanned="1" table:style-name="ce163" table:number-columns-spanned="4" office:value-type="string">
            <text:p>SW_SPST</text:p>
          </table:table-cell>
          <table:covered-table-cell table:style-name="ce163" table:number-columns-repeated="3"/>
          <table:table-cell ns41:value-type="string" table:style-name="ce184" office:value-type="string">
            <text:p>6</text:p>
          </table:table-cell>
          <table:table-cell ns41:value-type="string" table:number-rows-spanned="1" table:style-name="ce163" table:number-columns-spanned="2" office:value-type="string">
            <text:p/>
          </table:table-cell>
          <table:covered-table-cell table:style-name="ce163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>U1</text:p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>LM78M05_TO220</text:p>
          </table:table-cell>
          <table:covered-table-cell table:style-name="ce164" table:number-columns-repeated="3"/>
          <table:table-cell ns41:value-type="string" table:style-name="ce185" office:value-type="string">
            <text:p>1</text:p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6"/>
          <table:table-cell table:style-name="Default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table-cell table:style-name="ce149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6"/>
          <table:table-cell table:style-name="Default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table-cell ns41:value-type="string" table:number-rows-spanned="6" table:style-name="ce150" table:number-columns-spanned="1" office:value-type="string">
            <text:p>Подп. дата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5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12">
          <table:table-cell table:style-name="ce135"/>
          <table:table-cell ns41:value-type="string" table:number-rows-spanned="4" table:style-name="ce150" table:number-columns-spanned="1" office:value-type="string">
            <text:p>Инв. № дубл.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ns41:value-type="string" table:style-name="ce150" office:value-type="string">
            <text:p>Инв. № дубл.</text:p>
          </table:covered-table-cell>
          <table:covered-table-cell table:style-name="ce150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table-cell ns41:value-type="string" table:number-rows-spanned="4" table:style-name="ce150" table:number-columns-spanned="1" office:value-type="string">
            <text:p>Взам. инв. №</text:p>
          </table:table-cell>
          <table:table-cell table:number-rows-spanned="4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9">
          <table:table-cell table:style-name="ce135"/>
          <table:table-cell ns41:value-type="string" table:number-rows-spanned="5" table:style-name="ce150" table:number-columns-spanned="1" office:value-type="string">
            <text:p>Подп. и дата</text:p>
          </table:table-cell>
          <table:table-cell table:number-rows-spanned="5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3">
          <table:table-cell table:style-name="ce135"/>
          <table:covered-table-cell table:style-name="ce150" table:number-columns-repeated="2"/>
          <table:table-cell ns41:value-type="string" table:number-rows-spanned="1" table:style-name="ce164" table:number-columns-spanned="3" office:value-type="string">
            <text:p/>
          </table:table-cell>
          <table:covered-table-cell table:style-name="ce210" table:number-columns-repeated="2"/>
          <table:table-cell ns41:value-type="string" table:number-rows-spanned="1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style-name="ce185" office:value-type="string">
            <text:p/>
          </table:table-cell>
          <table:table-cell ns41:value-type="string" table:number-rows-spanned="1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7">
          <table:table-cell table:style-name="ce135"/>
          <table:covered-table-cell table:style-name="ce150" table:number-columns-repeated="2"/>
          <table:table-cell ns41:value-type="string" table:number-rows-spanned="2" table:style-name="ce164" table:number-columns-spanned="3" office:value-type="string">
            <text:p/>
          </table:table-cell>
          <table:covered-table-cell table:style-name="ce164" table:number-columns-repeated="2"/>
          <table:table-cell ns41:value-type="string" table:number-rows-spanned="2" table:style-name="ce164" table:number-columns-spanned="4" office:value-type="string">
            <text:p/>
          </table:table-cell>
          <table:covered-table-cell table:style-name="ce164" table:number-columns-repeated="3"/>
          <table:table-cell ns41:value-type="string" table:number-rows-spanned="2" table:style-name="ce185" table:number-columns-spanned="1" office:value-type="string">
            <text:p/>
          </table:table-cell>
          <table:table-cell ns41:value-type="string" table:number-rows-spanned="2" table:style-name="ce164" table:number-columns-spanned="2" office:value-type="string">
            <text:p/>
          </table:table-cell>
          <table:covered-table-cell table:style-name="ce164"/>
          <table:table-cell table:style-name="ce135"/>
          <table:table-cell table:number-columns-repeated="1007"/>
        </table:table-row>
        <table:table-row table:style-name="ro6">
          <table:table-cell table:style-name="ce135"/>
          <table:table-cell ns41:value-type="string" table:number-rows-spanned="6" table:style-name="ce150" table:number-columns-spanned="1" office:value-type="string">
            <text:p>Инв. № подл.</text:p>
          </table:table-cell>
          <table:table-cell table:number-rows-spanned="6" table:style-name="ce150" table:number-columns-spanned="1"/>
          <table:covered-table-cell table:style-name="ce164" table:number-columns-repeated="7"/>
          <table:covered-table-cell table:style-name="ce185"/>
          <table:covered-table-cell table:style-name="ce164" table:number-columns-repeated="2"/>
          <table:table-cell table:style-name="ce135"/>
          <table:table-cell table:number-columns-repeated="1007"/>
        </table:table-row>
        <table:table-row table:style-name="ro13">
          <table:table-cell table:style-name="ce135"/>
          <table:covered-table-cell table:style-name="ce150" table:number-columns-repeated="2"/>
          <table:table-cell ns41:value-type="string" table:number-rows-spanned="1" table:style-name="ce165" table:number-columns-spanned="3" office:value-type="string">
            <text:p/>
          </table:table-cell>
          <table:covered-table-cell table:style-name="ce165" table:number-columns-repeated="2"/>
          <table:table-cell ns41:value-type="string" table:number-rows-spanned="1" table:style-name="ce165" table:number-columns-spanned="4" office:value-type="string">
            <text:p/>
          </table:table-cell>
          <table:covered-table-cell table:style-name="ce165" table:number-columns-repeated="3"/>
          <table:table-cell ns41:value-type="string" table:style-name="ce186" office:value-type="string">
            <text:p/>
          </table:table-cell>
          <table:table-cell ns41:value-type="string" table:number-rows-spanned="1" table:style-name="ce165" table:number-columns-spanned="2" office:value-type="string">
            <text:p/>
          </table:table-cell>
          <table:covered-table-cell table:style-name="ce165"/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table:style-name="ce206" table:number-columns-repeated="2"/>
          <table:table-cell table:number-rows-spanned="1" table:style-name="ce206" table:number-columns-spanned="2"/>
          <table:covered-table-cell table:style-name="ce206"/>
          <table:table-cell table:style-name="ce206" table:number-columns-repeated="2"/>
          <table:table-cell ns41:value-type="string" table:number-rows-spanned="4" table:style-name="ce180" table:number-columns-spanned="3" office:value-type="string">
            <text:p/>
          </table:table-cell>
          <table:covered-table-cell table:style-name="ce190" table:number-columns-repeated="2"/>
          <table:table-cell ns41:value-type="string" table:number-rows-spanned="2" table:style-name="ce213" table:number-columns-spanned="1" office:value-type="string">
            <text:p>Лист</text:p>
          </table:table-cell>
          <table:table-cell table:style-name="ce135"/>
          <table:table-cell table:number-columns-repeated="1007"/>
        </table:table-row>
        <table:table-row table:style-name="ro6">
          <table:table-cell table:style-name="ce135"/>
          <table:covered-table-cell table:style-name="ce150" table:number-columns-repeated="2"/>
          <table:table-cell table:number-rows-spanned="2" table:style-name="ce207" table:number-columns-spanned="1"/>
          <table:table-cell table:number-rows-spanned="2" table:style-name="ce207" table:number-columns-spanned="1"/>
          <table:table-cell table:number-rows-spanned="2" table:style-name="ce207" table:number-columns-spanned="2"/>
          <table:covered-table-cell table:style-name="ce207"/>
          <table:table-cell table:number-rows-spanned="2" table:style-name="ce207" table:number-columns-spanned="1"/>
          <table:table-cell table:number-rows-spanned="2" table:style-name="ce207" table:number-columns-spanned="1"/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8">
          <table:table-cell table:style-name="ce135"/>
          <table:covered-table-cell table:style-name="ce150" table:number-columns-repeated="2"/>
          <table:covered-table-cell table:style-name="ce208" table:number-columns-repeated="6"/>
          <table:covered-table-cell table:style-name="ce190" table:number-columns-repeated="3"/>
          <table:table-cell ns41:value-type="string" table:number-rows-spanned="2" table:style-name="ce190" table:number-columns-spanned="1" office:value-type="string">
            <text:p>2</text:p>
          </table:table-cell>
          <table:table-cell table:style-name="ce135"/>
          <table:table-cell table:number-columns-repeated="1007"/>
        </table:table-row>
        <table:table-row table:style-name="ro9">
          <table:table-cell table:style-name="ce135"/>
          <table:covered-table-cell table:style-name="ce150" table:number-columns-repeated="2"/>
          <table:table-cell ns41:value-type="string" table:style-name="ce209" office:value-type="string">
            <text:p>Изм.</text:p>
          </table:table-cell>
          <table:table-cell ns41:value-type="string" table:style-name="ce209" office:value-type="string">
            <text:p>Лист</text:p>
          </table:table-cell>
          <table:table-cell ns41:value-type="string" table:number-rows-spanned="1" table:style-name="ce209" table:number-columns-spanned="2" office:value-type="string">
            <text:p>№ докум.</text:p>
          </table:table-cell>
          <table:covered-table-cell table:style-name="ce209"/>
          <table:table-cell ns41:value-type="string" table:style-name="ce209" office:value-type="string">
            <text:p>Подп.</text:p>
          </table:table-cell>
          <table:table-cell ns41:value-type="string" table:style-name="ce209" office:value-type="string">
            <text:p>Дата</text:p>
          </table:table-cell>
          <table:covered-table-cell table:style-name="ce190" table:number-columns-repeated="4"/>
          <table:table-cell table:style-name="ce135"/>
          <table:table-cell table:number-columns-repeated="1007"/>
        </table:table-row>
        <table:table-row table:style-name="ro1">
          <table:table-cell table:style-name="ce135" table:number-columns-repeated="9"/>
          <table:table-cell ns41:value-type="string" table:style-name="ce183" office:value-type="string">
            <text:p>Копировал</text:p>
          </table:table-cell>
          <table:table-cell table:style-name="ce211"/>
          <table:table-cell ns41:value-type="string" table:style-name="ce212" office:value-type="string">
            <text:p>Формат А4</text:p>
          </table:table-cell>
          <table:table-cell table:style-name="ce135" table:number-columns-repeated="2"/>
          <table:table-cell table:number-columns-repeated="1007"/>
        </table:table-row>
        <table:table-row table:style-name="ro9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9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'OpenGost Type B TT'" style:name="OpenGost Type B TT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ohit Hindi'" style:font-family-generic="system" style:name="Lohit Hindi" style:font-pitch="variable"/>
  </office:font-face-decls>
  <office:styles>
    <style:default-style style:family="table-cell">
      <style:paragraph-properties style:tab-stop-distance="12.5mm"/>
      <style:text-properties fo:language="ru" style:font-name="Liberation Sans" fo:country="RU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8P0">
      <number:number number:grouping="true" ns42:min-decimal-places="2" number:decimal-places="2" number:min-integer-digits="1"/>
      <number:text> </number:text>
      <number:currency-symbol number:country="UA" number:language="uk">грн.</number:currency-symbol>
    </number:currency-style>
    <number:currency-style style:name="N108">
      <style:text-properties fo:color="#ff0000"/>
      <number:text>-</number:text>
      <number:number number:grouping="true" ns42:min-decimal-places="2" number:decimal-places="2" number:min-integer-digits="1"/>
      <number:text> </number:text>
      <number:currency-symbol number:country="UA" number:language="uk">грн.</number:currency-symbol>
      <style:map style:condition="value()&gt;=0" style:apply-style-name="N108P0"/>
    </number:currency-style>
    <number:currency-style style:volatile="true" style:name="N110P0">
      <number:number number:grouping="true" ns42:min-decimal-places="2" number:decimal-places="2" number:min-integer-digits="1"/>
      <number:text> </number:text>
      <number:currency-symbol number:country="RU" number:language="ru">руб.</number:currency-symbol>
    </number:currency-style>
    <number:currency-style style:name="N110">
      <style:text-properties fo:color="#ff0000"/>
      <number:text>-</number:text>
      <number:number number:grouping="true" ns42:min-decimal-places="2" number:decimal-places="2" number:min-integer-digits="1"/>
      <number:text> </number:text>
      <number:currency-symbol number:country="RU" number:language="ru">руб.</number:currency-symbol>
      <style:map style:condition="value()&gt;=0" style:apply-style-name="N110P0"/>
    </number:currency-style>
    <style:style style:family="table-cell" style:name="Default">
      <style:text-properties style:font-family-complex="'Lohit Hindi'" style:font-pitch-complex="variable" style:font-family-generic-complex="system" style:font-name-complex="Lohit Hindi"/>
    </style:style>
    <style:style style:family="table-cell" style:parent-style-name="Default" style:name="Result">
      <style:text-properties style:text-underline-color="font-color" fo:font-style="regular" fo:font-weight="bold" style:text-underline-style="solid" style:text-underline-width="auto"/>
    </style:style>
    <style:style style:data-style-name="N108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regular" fo:font-weight="bold" fo:font-size="16pt"/>
    </style:style>
    <style:style style:family="table-cell" style:parent-style-name="Heading" style:name="Heading1">
      <style:table-cell-properties style:rotation-angle="90"/>
    </style:style>
  </office:styles>
  <office:automatic-styles>
    <style:page-layout style:name="Mpm1">
      <style:page-layout-properties style:scale-to="100%" fo:margin-right="0mm" fo:margin-bottom="0mm" fo:margin-top="0mm" fo:page-width="210.01mm" fo:margin-left="0mm" fo:page-height="297mm" style:writing-mode="lr-tb" style:shadow="none"/>
      <style:header-style>
        <style:header-footer-properties fo:margin-left="0mm" fo:margin-right="0mm" fo:margin-bottom="2.5mm" fo:min-height="7.5mm"/>
      </style:header-style>
      <style:footer-style>
        <style:header-footer-properties fo:margin-left="0mm" fo:margin-right="0mm" fo:min-height="1.01mm" fo:margin-top="0mm"/>
      </style:footer-style>
    </style:page-layout>
    <style:page-layout style:name="Mpm2">
      <style:page-layout-properties style:writing-mode="lr-tb"/>
      <style:header-style>
        <style:header-footer-properties fo:padding="0.18mm" fo:border="2.49pt solid #000000" fo:margin-right="0mm" fo:background-color="#c0c0c0" fo:margin-left="0mm" fo:margin-bottom="2.5mm" fo:min-height="7.5mm">
          <style:background-image/>
        </style:header-footer-properties>
      </style:header-style>
      <style:footer-style>
        <style:header-footer-properties fo:padding="0.18mm" fo:background-color="#c0c0c0" fo:border="2.49pt solid #000000" fo:margin-top="2.5mm" fo:margin-left="0mm" fo:margin-right="0mm" fo:min-height="7.5m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20:06:12.90719105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19-12-23T04:22:11</meta:creation-date>
    <meta:initial-creator>kicadbom2spec v3.18</meta:initial-creator>
    <meta:generator>ODFPY/1.3.6</meta:generator>
  </office:meta>
</office:document-meta>
</file>